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2C40000011D687DB911.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1380000373A00001633134EDB14.svm" manifest:media-type="image/x-svm"/>
  <manifest:file-entry manifest:full-path="Pictures/200000190000044D0000044DA017151E.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10000001000001CB0000015D25A1B0B6.png" manifest:media-type="image/png"/>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3BB000023C000001B3575BC9670.svm" manifest:media-type="image/x-svm"/>
  <manifest:file-entry manifest:full-path="Pictures/10000001000007E8000005CE60B8558A.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61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Grafik">
      <style:text-properties officeooo:rsid="001f476f" officeooo:paragraph-rsid="001f476f"/>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officeooo:rsid="0021cbf5" officeooo:paragraph-rsid="0021cbf5"/>
    </style:style>
    <style:style style:name="P30" style:family="paragraph" style:parent-style-name="Standard">
      <style:text-properties fo:language="en" fo:country="US" officeooo:rsid="0021cbf5" officeooo:paragraph-rsid="0021cbf5"/>
    </style:style>
    <style:style style:name="P31" style:family="paragraph" style:parent-style-name="Standard">
      <style:text-properties fo:language="en" fo:country="US" officeooo:paragraph-rsid="0028a80f"/>
    </style:style>
    <style:style style:name="P32" style:family="paragraph" style:parent-style-name="Grafik" style:master-page-name="">
      <style:paragraph-properties fo:orphans="0" fo:widows="0" style:page-number="auto" fo:keep-with-next="auto">
        <style:tab-stops/>
      </style:paragraph-properties>
      <style:text-properties fo:language="en" fo:country="US"/>
    </style:style>
    <style:style style:name="P33" style:family="paragraph" style:parent-style-name="Standard" style:list-style-name="L3">
      <style:text-properties fo:language="en" fo:country="US"/>
    </style:style>
    <style:style style:name="P34" style:family="paragraph" style:parent-style-name="Standard" style:list-style-name="L4">
      <style:text-properties fo:language="en" fo:country="US"/>
    </style:style>
    <style:style style:name="P35" style:family="paragraph" style:parent-style-name="Standard" style:list-style-name="L4" style:master-page-name="">
      <style:paragraph-properties style:page-number="auto" fo:padding="0cm" fo:border="none" style:shadow="none" style:join-border="false"/>
      <style:text-properties fo:language="en" fo:country="US"/>
    </style:style>
    <style:style style:name="P36"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37" style:family="paragraph" style:parent-style-name="Standard" style:list-style-name="L4">
      <style:paragraph-properties fo:padding="0cm" fo:border="none" style:shadow="none" style:join-border="false"/>
      <style:text-properties fo:language="en" fo:country="US"/>
    </style:style>
    <style:style style:name="P38" style:family="paragraph" style:parent-style-name="Standard" style:list-style-name="L5">
      <style:text-properties fo:language="en" fo:country="US"/>
    </style:style>
    <style:style style:name="P39" style:family="paragraph" style:parent-style-name="Standard" style:list-style-name="L6">
      <style:text-properties fo:language="en" fo:country="US"/>
    </style:style>
    <style:style style:name="P40" style:family="paragraph" style:parent-style-name="Standard" style:list-style-name="L7">
      <style:text-properties fo:language="en" fo:country="US"/>
    </style:style>
    <style:style style:name="P41" style:family="paragraph" style:parent-style-name="Standard">
      <style:paragraph-properties fo:keep-with-next="always"/>
      <style:text-properties fo:language="en" fo:country="US"/>
    </style:style>
    <style:style style:name="P42" style:family="paragraph" style:parent-style-name="Standard">
      <style:text-properties fo:language="en" fo:country="US" officeooo:paragraph-rsid="0045044b"/>
    </style:style>
    <style:style style:name="P43" style:family="paragraph" style:parent-style-name="Standard" style:list-style-name="L8"/>
    <style:style style:name="P44" style:family="paragraph" style:parent-style-name="Standard" style:list-style-name="L8">
      <style:text-properties fo:language="en" fo:country="US"/>
    </style:style>
    <style:style style:name="P45"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46" style:family="paragraph" style:parent-style-name="Text_20_body">
      <style:text-properties fo:language="en" fo:country="US"/>
    </style:style>
    <style:style style:name="P47" style:family="paragraph" style:parent-style-name="Grafik" style:master-page-name="">
      <style:paragraph-properties fo:orphans="0" fo:widows="0" style:page-number="auto" fo:keep-with-next="auto"/>
      <style:text-properties fo:language="en" fo:country="US"/>
    </style:style>
    <style:style style:name="T1" style:family="text">
      <style:text-properties fo:language="en" fo:country="US"/>
    </style:style>
    <style:style style:name="T2" style:family="text">
      <style:text-properties officeooo:rsid="003cbdc3"/>
    </style:style>
    <style:style style:name="T3" style:family="text">
      <style:text-properties officeooo:rsid="003b6972"/>
    </style:style>
    <style:style style:name="T4" style:family="text">
      <style:text-properties officeooo:rsid="00177542"/>
    </style:style>
    <style:style style:name="T5" style:family="text">
      <style:text-properties officeooo:rsid="001b8a79"/>
    </style:style>
    <style:style style:name="T6" style:family="text">
      <style:text-properties officeooo:rsid="0018064f"/>
    </style:style>
    <style:style style:name="T7" style:family="text">
      <style:text-properties officeooo:rsid="00186d66"/>
    </style:style>
    <style:style style:name="T8" style:family="text">
      <style:text-properties officeooo:rsid="0019f5e0"/>
    </style:style>
    <style:style style:name="T9" style:family="text">
      <style:text-properties officeooo:rsid="0035efe0"/>
    </style:style>
    <style:style style:name="T10" style:family="text">
      <style:text-properties officeooo:rsid="001e1449"/>
    </style:style>
    <style:style style:name="T11" style:family="text">
      <style:text-properties officeooo:rsid="001fc842"/>
    </style:style>
    <style:style style:name="T12" style:family="text">
      <style:text-properties officeooo:rsid="00209f81"/>
    </style:style>
    <style:style style:name="T13" style:family="text">
      <style:text-properties fo:language="en" fo:country="US" officeooo:rsid="00329379"/>
    </style:style>
    <style:style style:name="T14" style:family="text">
      <style:text-properties officeooo:rsid="002649b2"/>
    </style:style>
    <style:style style:name="T15" style:family="text">
      <style:text-properties officeooo:rsid="0028290d"/>
    </style:style>
    <style:style style:name="T16" style:family="text">
      <style:text-properties officeooo:rsid="0010a483"/>
    </style:style>
    <style:style style:name="T17" style:family="text">
      <style:text-properties officeooo:rsid="0038f506"/>
    </style:style>
    <style:style style:name="T18" style:family="text">
      <style:text-properties officeooo:rsid="0045044b"/>
    </style:style>
    <style:style style:name="T19" style:family="text">
      <style:text-properties officeooo:rsid="00112fcc"/>
    </style:style>
    <style:style style:name="T20" style:family="text">
      <style:text-properties officeooo:rsid="001570ad"/>
    </style:style>
    <style:style style:name="T21" style:family="text">
      <style:text-properties officeooo:rsid="0011aa1f"/>
    </style:style>
    <style:style style:name="T22" style:family="text">
      <style:text-properties officeooo:rsid="0012cbfe"/>
    </style:style>
    <style:style style:name="T23" style:family="text">
      <style:text-properties officeooo:rsid="00467e7d"/>
    </style:style>
    <style:style style:name="T24" style:family="text">
      <style:text-properties officeooo:rsid="0014613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4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4</text:p>
      <text:p text:style-name="P3">` <text:s text:c="13"/>` <text:s/>` <text:s text:c="3"/>` <text:s text:c="20"/>` <text:s text:c="3"/>` <text:s text:c="3"/>Michael Schweitzer</text:p>
      <text:p text:style-name="P4"/>
      <text:p text:style-name="Standard"><text:span text:style-name="T1">I offer VEGA under the </text:span><text:a xlink:type="simple" xlink:href="http://www.gnu.org/licenses/agpl-3.0.de.html" text:style-name="Internet_20_link" text:visited-style-name="Visited_20_Internet_20_Link">GNU Affero General Public License</text:a><text:span text:style-name="T1">. You can find the VEGA source code on </text:span><text:a xlink:type="simple" xlink:href="https://github.com/spielwitz/stern.git" text:style-name="Internet_20_link" text:visited-style-name="Visited_20_Internet_20_Link">GitHub</text:a><text:span text:style-name="T1">. The wording of the license can be found in the source code file "APGL_License.txt". VEGA also uses:</text:span></text:p>
      <text:list text:style-name="L1">
        <text:list-item>
          <text:p text:style-name="P5"><text:span text:style-name="T1">GSON, (c) Google: </text:span><text:a xlink:type="simple" xlink:href="https://github.com/google/gson" text:style-name="Internet_20_link" text:visited-style-name="Visited_20_Internet_20_Link">https://github.com/google/gson</text:a><text:span text:style-name="T1">, see the "ApacheLicense-2.0.txt" file in the "src" Github directory.</text:span></text:p>
        </text:list-item>
        <text:list-item>
          <text:p text:style-name="P5"><text:span text:style-name="T1">iText PDF, (c) ITEXT GROUP NV: </text:span><text:a xlink:type="simple" xlink:href="http://www.gnu.org/licenses/agpl-3.0.de.html" text:style-name="Internet_20_link" text:visited-style-name="Visited_20_Internet_20_Link">http://www.gnu.org/licenses/agpl-3.0.de.html</text:a><text:span text:style-name="T1">, see the "APGL_License.txt" file in the "src" Github directory.</text:span></text:p>
        </text:list-item>
        <text:list-item>
          <text:p text:style-name="P5"><text:span text:style-name="T1">"JetBrains Mono" font, (c) JetBrains: </text:span><text:a xlink:type="simple" xlink:href="https://www.jetbrains.com/" text:style-name="Internet_20_link" text:visited-style-name="Visited_20_Internet_20_Link">https://www.jetbrains.com</text:a><text:span text:style-name="T1">, see the "ApacheLicense-2.0.txt" file in the "src" Github directory.</text:span></text:p>
        </text:list-item>
        <text:list-item>
          <text:p text:style-name="P5"><text:span text:style-name="T1">Default Icons: </text:span><text:a xlink:type="simple" xlink:href="http://www.defaulticon.com/" text:style-name="Internet_20_link" text:visited-style-name="Visited_20_Internet_20_Link">http://www.defaulticon.com</text:a><text:span text:style-name="T1">, see the "DefaultIconLicense.txt" file in the "src" Github directory.</text:span></text:p>
        </text:list-item>
        <text:list-item>
          <text:p text:style-name="P6"><text:span text:style-name="T1">FlatLaf, (c) FormDev Software GmbH: </text:span><text:a xlink:type="simple" xlink:href="https://www.formdev.com/flatlaf/" text:style-name="Internet_20_link" text:visited-style-name="Visited_20_Internet_20_Link">https://www.formdev.com/flatlaf/</text:a><text:span text:style-name="T1">, see the "ApacheLicense-2.0.txt" file in the "src" Github directory.</text:span></text:p>
        </text:list-item>
        <text:list-item>
          <text:p text:style-name="P6"><text:span text:style-name="T1">QR Code generator library (Java), (c) Project Nayuki: </text:span><text:a xlink:type="simple" xlink:href="https://www.nayuki.io/page/qr-code-generator-library" text:style-name="Internet_20_link" text:visited-style-name="Visited_20_Internet_20_Link">https://www.nayuki.io/page/qr-code-generator-library</text:a><text:span text:style-name="T1">,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bonus<text:tab/>9</text:p>
          <text:p text:style-name="P9">2.7 Alliances<text:tab/>9</text:p>
          <text:p text:style-name="P9">2.8 Visible and invisible information<text:tab/>10</text:p>
          <text:p text:style-name="P9">2.9 Evaluation of the year<text:tab/>10</text:p>
          <text:p text:style-name="P9">2.10 Scoring<text:tab/>10</text:p>
          <text:p text:style-name="P8">3 Game modes<text:tab/>11</text:p>
          <text:p text:style-name="P9">3.1 Hot Seat<text:tab/>11</text:p>
          <text:p text:style-name="P9">3.2 E-mail game<text:tab/>11</text:p>
          <text:p text:style-name="P9">3.3 Server game<text:tab/>11</text:p>
          <text:p text:style-name="P8">4 Operation and settings<text:tab/>12</text:p>
          <text:p text:style-name="P9">4.1 The VEGA screen<text:tab/>12</text:p>
          <text:p text:style-name="P9">4.2 The menu list<text:tab/>13</text:p>
          <text:p text:style-name="P9">4.3 Game parameters<text:tab/>14</text:p>
          <text:p text:style-name="P9">4.4 Main menu<text:tab/>14</text:p>
          <text:p text:style-name="P9">4.5 Entering moves<text:tab/>15</text:p>
          <text:p text:style-name="P8">5 System requirements, installation and execution<text:tab/>16</text:p>
          <text:p text:style-name="P8">6 The VEGA Web server<text:tab/>17</text:p>
          <text:p text:style-name="P8">7 VEGA Display<text:tab/>18</text:p>
          <text:p text:style-name="P8">8 VEGA Server<text:tab/>19</text:p>
          <text:p text:style-name="P9">8.1 Functionality<text:tab/>19</text:p>
          <text:p text:style-name="P9">8.2 Setting up a VEGA Server<text:tab/>19</text:p>
          <text:p text:style-name="P9">8.3 Administrate a VEGA Server<text:tab/>19</text:p>
          <text:p text:style-name="P9">8.4 Create users<text:tab/>19</text:p>
          <text:p text:style-name="P9">8.5 Change users<text:tab/>20</text:p>
          <text:p text:style-name="P9">8.6 Delete users<text:tab/>20</text:p>
          <text:p text:style-name="P9">8.7 Hints for the server admin<text:tab/>20</text:p>
          <text:p text:style-name="P9">8.8 Initiating and playing server-based games<text:tab/>21</text:p>
          <text:p text:style-name="P8">9 VEGA history<text:tab/>21</text:p>
          <text:p text:style-name="P8">10 Final words<text:tab/>23</text:p>
        </text:index-body>
      </text:table-of-content>
      <text:p text:style-name="P10"/>
      <text:h text:style-name="P11" text:outline-level="1"><text:bookmark-start text:name="__RefNumPara__3848_984021074"/><text:bookmark-start text:name="__RefHeading___Toc2280_3420781316"/>Overview<text:bookmark-end text:name="__RefNumPara__3848_984021074"/><text:bookmark-end text:name="__RefHeading___Toc2280_3420781316"/></text:h>
      <text:p text:style-name="P12"><draw:frame draw:style-name="fr1" draw:name="Grafik1" text:anchor-type="paragraph" svg:width="17cm" svg:height="12.543cm" draw:z-index="5"><draw:image xlink:href="Pictures/10000001000007E8000005CE60B8558A.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2">the battleship</text:span> production, equip planets with defensive battleships <text:span text:style-name="T3">and combat bonus points</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8"><draw:image xlink:href="Pictures/200003BB000023C000001B3575BC9670.svm" xlink:type="simple" xlink:show="embed" xlink:actuate="onLoad" draw:mime-type="image/x-svm"/><draw:image xlink:href="Pictures/10000001000001CB0000015D25A1B0B6.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9"><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4">In the </text:span>evaluation <text:span text:style-name="T4">of </text:span><text:span text:style-name="T5">year 10 </text:span>and every five years thereafter, VEGA launches a neutral <text:span text:style-name="T4">battle</text:span>ship fleet that flies from a random sector to a random planet. If the neutral fleet conquers the planet, it becomes neutral again, its $ production is halved, and the combat bonus is lost. Neutral combat ships have no combat bonus of their own.</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10"><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11"><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13"><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6">er</text:span>s, minelayers, minesweepers, transferred patrols, and <text:span text:style-name="T6">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6">notice one</text:span> other and have to point their onboard cannons at each other. Whoever has to <text:span text:style-name="T7">turn</text:span> their cannon at a smaller angle wins.</text:p>
            <text:p text:style-name="P20">If a patrol reaches an alien planet, it is lost.</text:p>
            <text:p text:style-name="P20">If the target of the patrol is a sector and not a planet, the patrol turns around and flies back to <text:soft-page-break/>the starting planet. It also hijacks alien spaceships on the way back.</text:p>
            <text:p text:style-name="P20">You can transfer a patrol to another planet at twice the speed of light. The patrol cannot hi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12"><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one of your 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6"><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8">sweeper</text:span> to a sector or planet. On its way, it will remove all mines in the sectors it flies through at the speed of light. If the mine<text:span text:style-name="T8">sweeper</text:span>'s destination is a sector, it turns around and flies back to the starting planet at twice the speed of light. On the way back, the mine<text:span text:style-name="T8">sweeper</text:span> does not clear any mines.</text:p>
            <text:p text:style-name="P19">You can transfer mine<text:span text:style-name="T8">sweepers</text:span> to one of your planets at twice the speed of light. The min<text:span text:style-name="T8">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7"><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5">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9">450</text:span> ships. On the planet you can have up to <text:span text:style-name="T9">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bonus</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he combat bonus increases the power of combat ships.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text:soft-page-break/>At the start of the game, each player owns one planet. All other planets are neutral. Neutral planets only produce new battleships. No attacks come from neutral planets.</text:p>
      <text:p text:style-name="P25">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bonus</text:p>
          </table:table-cell>
          <table:table-cell table:style-name="Tabelle3.B6" office:value-type="float" office:value="0">
            <text:p text:style-name="P24">0</text:p>
          </table:table-cell>
          <table:table-cell table:style-name="Tabelle3.C6" office:value-type="float" office:value="0">
            <text:p text:style-name="P24">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an alien planet to conquer it. You fight against all battleships on the planet, including the defensive battleships.</text:p>
      <text:p text:style-name="Standard">Imagine the battle like a dice game: The attacker takes 3 dice in his hand, and if there are fewer than 3 battleships, he has as many dice as there are battleships. The defender gets 2 dice, and if there are fewer than 2 battleships, he has as many dice as there are battleships. So the attacker has 1 to 3, and the defender has 0 to 2 dice. Then the dice are rolled simultaneously.</text:p>
      <text:p text:style-name="Standard">The attacker's and defender's dice are sorted in descending order <text:span text:style-name="T10">by</text:span> <text:span text:style-name="T10">their values</text:span> and then compared in pairs, i.e. the attacker's highest value with the defender's highest value, then the second highest values, and so on. In each pair comparison, the defender loses a battleship if the attacker has a higher value, otherwise the attacker loses. All of this reminds you of the board game "Risk"? Me too ;-)</text:p>
      <text:p text:style-name="P27"><draw:frame draw:style-name="fr4" draw:name="Bild1" text:anchor-type="char" svg:width="12.185cm" svg:height="4.898cm" draw:z-index="4"><draw:image xlink:href="Pictures/200001380000373A00001633134EDB14.svm" xlink:type="simple" xlink:show="embed" xlink:actuate="onLoad" draw:mime-type="image/x-svm"/><draw:image xlink:href="Pictures/10000001000002C40000011D687DB911.png" xlink:type="simple" xlink:show="embed" xlink:actuate="onLoad" draw:mime-type="image/png"/></draw:frame><text:soft-page-break/>In this example, attacker and defender each lose 1 battleship.</text:p>
      <text:p text:style-name="Standard">VEGA rolls <text:span text:style-name="T11">the dice </text:span>until the attacker or defender has lost all of <text:span text:style-name="T11">their</text:span> battleships. If any of the attacker's ships remain, the attacker takes over the planet with its remaining battleships.</text:p>
      <text:p text:style-name="Standard"><text:span text:style-name="T12">While you are entering your moves</text:span>, you can use the battle simulation to familiarize yourself with the battle algorithm.</text:p>
      <text:p text:style-name="Standard">If two or more of your battleship fleets reach the same planet on the same day, those fleets do not join forces, but attack one after the other.</text:p>
      <text:h text:style-name="P28" text:outline-level="2"><text:bookmark-start text:name="__RefHeading___Toc3002_3556154232"/>Combat bonus<text:bookmark-end text:name="__RefHeading___Toc3002_3556154232"/></text:h>
      <text:p text:style-name="P29"><text:span text:style-name="T1">You can equip your planets with up to 2 combat bonus points. When you launch an attack, your battleships receive the </text:span><text:span text:style-name="T13">combat</text:span><text:span text:style-name="T1"> bonus of the starting planet. The defender uses the </text:span><text:span text:style-name="T13">combat</text:span><text:span text:style-name="T1"> bonus of the attacked planet.</text:span></text:p>
      <text:p text:style-name="P30">For each bonus point, attackers and defenders receive an additional die. If there are fewer battleships than dice, only as many dice as battleships are used, so the attacker can use 1 to 5 dice and the defender 0 to 4.</text:p>
      <text:p text:style-name="P29"><text:span text:style-name="T1">You can buy but not sell battle bonus points. If a planet is conquered by neutral battleships, its entire </text:span><text:span text:style-name="T13">combat</text:span><text:span text:style-name="T1"> bonus is lost. The </text:span><text:span text:style-name="T13">combat</text:span><text:span text:style-name="T1"> bonus on an alliance planet also applies to battleships of alliance partners.</text:span></text:p>
      <text:h text:style-name="P15" text:outline-level="2"><text:bookmark-start text:name="__RefHeading___Toc2294_3420781316"/>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bonus.</text:p>
      <text:p text:style-name="P10">The principle "A player does not fight against his own battleships" applies. So if a player is a member of an alliance fleet and the target planet belongs to that player or is part of the alliance there, the battleships of the alliance <text:soft-page-break/>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bonus.</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14">mission</text:span>/transfer), etc. are visible to all players as soon as they are on the move, but not the combat bonus of <text:span text:style-name="T14">battle</text:span>ships. In addition, all players can see where minefields and the black hole are located and how many <text:span text:style-name="T14">battle</text:span>ships are present on which planets.</text:p>
      <text:p text:style-name="P10">Only the owners of the planets can see their production data, the number of defensive battleships, the $ supply, <text:span text:style-name="T15">the combat bonus, </text:span>the other types of spaceships and alliances there. Other players can see this information if they have a spy on the planet or are a member of an alliance.</text:p>
      <text:p text:style-name="P10">You will receive a clear summary of all information when entering moves in the inventory (see chapter "Entering moves").</text:p>
      <text:h text:style-name="P15" text:outline-level="2"><text:bookmark-start text:name="__RefHeading___Toc2298_3420781316"/>Evaluation of the year<text:bookmark-end text:name="__RefHeading___Toc2298_3420781316"/></text:h>
      <text:p text:style-name="P10">After all players have entered their moves, the computer takes over and performs the annual evaluation. The evaluation runs in several steps:</text:p>
      <text:p text:style-name="P31">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text:soft-page-break/>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10">You can achieve the same effect with "VEGA Display". With this app you can display an output window on one or more other computers. You can find more about the configuration of VEGA Display in the corresponding chapter.</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Under "Game &gt; Game parameters" you can switch a local game to e-mail game mode. Under 'E-mail Settings', highlight the e-mail players and enter the e-mail addresses of the players and the game master.</text:p>
      <text:p text:style-name="Standard"><text:span text:style-name="T1">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Stern" text:style-name="Internet_20_link" text:visited-style-name="Visited_20_Internet_20_Link">spielwitz@icloud.com</text:a><text:span text:style-name="T1">. The e-mails that VEGA generates contain precise instructions and should be sent unchanged.</text:span></text:p>
      <text:h text:style-name="P15" text:outline-level="2"><text:bookmark-start text:name="__RefHeading___Toc2308_3420781316"/>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10">You can find more about the configuration and operation of a VEGA server in the corresponding chapter.</text:p>
      <text:h text:style-name="P14" text:outline-level="1"><text:bookmark-start text:name="__RefHeading___Toc2310_3420781316"/><text:soft-page-break/>Operation and settings<text:bookmark-end text:name="__RefHeading___Toc2310_3420781316"/></text:h>
      <text:h text:style-name="P15" text:outline-level="2"><text:bookmark-start text:name="__RefHeading___Toc2312_3420781316"/>The VEGA screen<text:bookmark-end text:name="__RefHeading___Toc2312_3420781316"/></text:h>
      <text:p text:style-name="P32"><draw:frame draw:style-name="fr2" draw:name="Grafik4" text:anchor-type="paragraph" svg:width="17cm" svg:height="12.543cm" draw:z-index="2"><draw:image xlink:href="Pictures/10000001000007E8000005CE60B8558A.png" xlink:type="simple" xlink:show="embed" xlink:actuate="onLoad" draw:mime-type="image/png"/></draw:frame>The VEGA screen</text:p>
      <text:p text:style-name="P10">The VEGA screen is divided into three areas:</text:p>
      <text:list text:style-name="L3">
        <text:list-item>
          <text:p text:style-name="P33">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3">With the help of the arrow keys ← and → you can display different information in the list at the top right of the screen, depending on the game mode (hot seat, e-mail, server game) and the current input situation (main menu or move input):</text:p>
          <text:list>
            <text:list-item>
              <text:p text:style-name="P33">Free fighters that are located on the planets. Defensive fighters are not displayed.</text:p>
            </text:list-item>
            <text:list-item>
              <text:p text:style-name="P33">All spaceships currently underway, sorted by arrival date.</text:p>
            </text:list-item>
            <text:list-item>
              <text:p text:style-name="P33">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33"><text:soft-page-break/>Other spaceship types apart from fighters</text:p>
                </text:list-item>
                <text:list-item>
                  <text:p text:style-name="P33">Planet production dates and $ supplies</text:p>
                </text:list-item>
                <text:list-item>
                  <text:p text:style-name="P33">Defensive fighters</text:p>
                </text:list-item>
                <text:list-item>
                  <text:p text:style-name="P33">Alliances</text:p>
                </text:list-item>
              </text:list>
            </text:list-item>
          </text:list>
        </text:list-item>
        <text:list-item>
          <text:p text:style-name="P33">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4">About VEGA: Shows the build number and the link to the VEGA Web site.</text:p>
        </text:list-item>
        <text:list-item>
          <text:p text:style-name="P35">Manual: Opens this instruction manual in the PDF viewer associated with the *.pdf file extension by default on your computer.</text:p>
        </text:list-item>
        <text:list-item>
          <text:p text:style-name="P36">Tutorial and demo games: You can start the tutorial under this menu item. You will also find two demo games there that show what a well developed VEGA game can look like.</text:p>
        </text:list-item>
        <text:list-item>
          <text:p text:style-name="P34">New local game: Creates a new game that runs on your computer and is saved there.</text:p>
        </text:list-item>
        <text:list-item>
          <text:p text:style-name="P34">Load local game: Loads a local game from your computer.</text:p>
        </text:list-item>
        <text:list-item>
          <text:p text:style-name="P34">Save local game as: Saves a local game on your computer.</text:p>
        </text:list-item>
        <text:list-item>
          <text:p text:style-name="P36">Local high score list: You can only be added to the leaderboard by completing the final evaluation in the main menu of a local match.</text:p>
        </text:list-item>
        <text:list-item>
          <text:p text:style-name="P36">Import e-mail game from clipboard: If you are a player taking part in an e-mail game, you can load a game that you received from the game master via e-mail. You will find detailed instructions in the e-mail.</text:p>
        </text:list-item>
        <text:list-item>
          <text:p text:style-name="P37">Games on the VEGA server: Initiate, load and manage games on the VEGA server you are currently connected to.</text:p>
        </text:list-item>
        <text:list-item>
          <text:p text:style-name="P36">High score list on the VEGA server: View the high score list on the VEGA server.</text:p>
        </text:list-item>
        <text:list-item>
          <text:p text:style-name="P34">Write e-mail: If you are playing an e-mail or server-based game, you can contact your fellow players and the game host or server administrator here.</text:p>
        </text:list-item>
        <text:list-item>
          <text:p text:style-name="P34">Game parameters: Shows the parameters of the current game. You can also change some parameters later.</text:p>
        </text:list-item>
        <text:list-item>
          <text:p text:style-name="P34">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6"><text:soft-page-break/>Web server: Configure and activate the VEGA web server. You can find more about this in the corresponding chapter.</text:p>
        </text:list-item>
        <text:list-item>
          <text:p text:style-name="P34">Settings</text:p>
          <text:list>
            <text:list-item>
              <text:p text:style-name="P34">Language/Sprache: VEGA is available in German and English.</text:p>
            </text:list-item>
            <text:list-item>
              <text:p text:style-name="P34">VEGA server <text:span text:style-name="T16">settings</text:span>: <text:span text:style-name="T16">Administrate the credentials for various VEGA servers, and administrate your VEGA servers</text:span>.</text:p>
            </text:list-item>
            <text:list-item>
              <text:p text:style-name="P36">VEGA Display server: Here you activate VEGA as VEGA Display server in order to be able to transfer your screen to VEGA Display computers.</text:p>
            </text:list-item>
          </text:list>
        </text:list-item>
        <text:list-item>
          <text:p text:style-name="P34">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38">Under "Years" you set the year in which the last evaluation takes place. If you choose "Infinite", play until there is only one player left.</text:p>
        </text:list-item>
        <text:list-item>
          <text:p text:style-name="P38">"E-mail mode": Use this to switch a local game to e-mail mode.</text:p>
        </text:list-item>
        <text:list-item>
          <text:p text:style-name="P38">"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10">From the main menu, players begin entering their moves. You can also access game information from here. Depending on the year and game mode, not all menu items may be visible.</text:p>
      <text:list text:style-name="L6">
        <text:list-item>
          <text:p text:style-name="P39">Use the 1 to 6 keys to select the player who is to enter his moves next. If you press the tab key, VEGA will select a random player.</text:p>
        </text:list-item>
        <text:list-item>
          <text:p text:style-name="P39">Replay: The last annual evaluation is shown again.</text:p>
        </text:list-item>
        <text:list-item>
          <text:p text:style-name="P39">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39">Game info: Shows the planets with defense fighters, the data of the planets including alliance structures and spies. This submenu should only be opened in a running game with the consent of all players and is only <text:soft-page-break/>available in an e-mail or server-based game after the game has been completed.</text:p>
        </text:list-item>
        <text:list-item>
          <text:p text:style-name="P39">E-mail actions: If you are the game host of an e-mail game, you can send the game to the other players and later import their moves.</text:p>
        </text:list-item>
        <text:list-item>
          <text:p text:style-name="P39">Finalize: With this you finish the game before reaching the last evaluation year set in the game parameters.</text:p>
        </text:list-item>
      </text:list>
      <text:h text:style-name="P15" text:outline-level="2"><text:bookmark-start text:name="__RefHeading___Toc2320_3420781316"/>Entering moves<text:bookmark-end text:name="__RefHeading___Toc2320_3420781316"/></text:h>
      <text:p text:style-name="P10">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10">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10">When it is your turn to enter moves, you can choose from the following options:</text:p>
      <text:list text:style-name="L7">
        <text:list-item>
          <text:p text:style-name="P40">Finish: This completes your move input. After that, there is no turning back, and the spaceships fly irrevocably towards their destination.</text:p>
        </text:list-item>
        <text:list-item>
          <text:p text:style-name="P40">Undo: You can undo all moves of a year step by step and get back to the main menu.</text:p>
        </text:list-item>
        <text:list-item>
          <text:p text:style-name="P40">Fighters / Allied Fighters / Spy / Patrol / Transport / Mine / Minesweeper: This launches spaceships of the selected type.</text:p>
        </text:list-item>
        <text:list-item>
          <text:p text:style-name="P40">Planet: Here you can see the data of a planet. You can change the $ productio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0">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0">More...: Some menu items have been moved to another menu for reasons of space:</text:p>
          <text:list>
            <text:list-item>
              <text:p text:style-name="P40">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he $ supplies and spaceships that have not yet <text:soft-page-break/>been launched remain on your former planets. The capitulate move is implemented at the beginning of the evaluation.</text:p>
            </text:list-item>
            <text:list-item>
              <text:p text:style-name="P40">Hide/show spaceships: In order to reduce the density of the information displayed on the playing field, you can hide and show the spaceships of individual or all players during your move input.</text:p>
            </text:list-item>
            <text:list-item>
              <text:p text:style-name="P40">Statistics: Here, like in the main menu, you can see the development of points, fighters and planets over the last few years.</text:p>
            </text:list-item>
            <text:list-item>
              <text:p text:style-name="P40">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0">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0"><text:span text:style-name="T17">Fight</text:span> simulation: Here you can try out VEGA's combat algorithm. You can enter the number of <text:span text:style-name="T17">battle</text:span>ships with and without combat bonus. The input format is [<text:span text:style-name="T17">battle</text:span>ships]/[combat bonus], e.g. 117/1. For values <text:s/>without combat bonus (combat bonus = 0) you can also omit the slash, e.g. 117.</text:p>
            </text:list-item>
          </text:list>
        </text:list-item>
      </text:list>
      <text:h text:style-name="P14" text:outline-level="1"><text:bookmark-start text:name="__RefHeading___Toc2322_3420781316"/>System requirements, installation and execution<text:bookmark-end text:name="__RefHeading___Toc2322_3420781316"/></text:h>
      <text:p text:style-name="P41">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 text:style-name="Internet_20_link" text:visited-style-name="Visited_20_Internet_20_Link">spielwitz@icloud.com</text:a></text:p>
      <text:p text:style-name="P42"><text:span text:style-name="T18">You can get the latest VEGA build</text:span> <text:a xlink:type="simple" xlink:href="https://github.com/spielwitz/vega/tree/master/Release" text:style-name="Internet_20_link" text:visited-style-name="Visited_20_Internet_20_Link"><text:span text:style-name="T18">here</text:spa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Standard"><text:soft-page-break/>If you use a screen with a high resolution and a screen scaling other than 100% under Windows 10/11, dialog boxes may be distorted and not readable. If so, try the following steps:</text:p>
      <text:list text:style-name="L8">
        <text:list-item>
          <text:p text:style-name="P43">Open Windows Explorer and look for the "javaw.exe" file. You can find this in the "bin" subfolder in the installation directory of your Java JDK/JRE.</text:p>
        </text:list-item>
        <text:list-item>
          <text:p text:style-name="P43">Right-click on the "javaw.exe" file and select "Properties".</text:p>
        </text:list-item>
        <text:list-item>
          <text:p text:style-name="P43">In the "Compatibility" tab, change the settings for high DPI settings as follows:</text:p>
          <text:p text:style-name="P44"><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text:soft-page-break/>browser. For the same reason, you should not make the web server accessible from outside your home network.</text:p>
      <text:h text:style-name="P14" text:outline-level="1"><text:bookmark-start text:name="__RefHeading___Toc2326_3420781316"/>VEGA Display<text:bookmark-end text:name="__RefHeading___Toc2326_3420781316"/></text:h>
      <text:p text:style-name="P10">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10">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10">PDF documents such as this game manual, a player's inventory or the distance matrix only open on the screen (VEGA or VEGA Display) on which the user requested them.</text:p>
      <text:p text:style-name="P10">VEGA and VEGA Display can run with different language settings. All game participants see the same content, but in their own language - currently German or English.</text:p>
      <text:p text:style-name="P10">To activate the VEGA Display server, select the menu item "Settings &gt; VEGA Display server" in VEGA. First decide whether the VEGA Displays are allowed to follow the move inputs or are passive during it, like the additional VEGA output window.</text:p>
      <text:p text:style-name="P10">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10">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10">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10">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10">In any case, you need a fast network for screen sharing. Otherwise, the animated evaluations on the VEGA Display computers can become jerky and entering the moves can become sluggish.</text:p>
      <text:h text:style-name="P14" text:outline-level="1"><text:bookmark-start text:name="__RefHeading___Toc2328_3420781316"/><text:soft-page-break/>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45"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19">"</text:span>Settings &gt; VEGA <text:span text:style-name="T19">s</text:span>erver <text:span text:style-name="T19">s</text:span>ettings<text:span text:style-name="T19">"</text:span> in the menu. When you start it for the first time, you have to assign a password for <text:span text:style-name="T19">credentials</text:span>. First import the admin <text:span text:style-name="T19">credentials</text:span> under <text:span text:style-name="T19">"Credentials</text:span> &gt; + &gt; Active user from a file<text:span text:style-name="T19">"</text:span>. These were written to the <text:span text:style-name="T19">file </text:span>"_ADMIN_[ServerUrl]_[ServerPort]" in<text:span text:style-name="T19">side</text:span> the "ServerData" directory when setting up the VEGA server.</text:p>
      <text:p text:style-name="P10">In the "Server <text:span text:style-name="T19">administration</text:span>" tab you will find information about the server. There you can also <text:span text:style-name="T20">create and delete</text:span> users on the server.</text:p>
      <text:h text:style-name="P15" text:outline-level="2"><text:bookmark-start text:name="__RefHeading___Toc2336_3420781316"/>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In addition, you agree on an activation password with the user.</text:p>
      <text:p text:style-name="P10"><text:soft-page-break/>As an admin, navigate to the menu list in the Vega.jar program to "Settings &gt; VEGA <text:span text:style-name="T21">s</text:span>erver <text:span text:style-name="T21">s</text:span>ettings &gt; Server <text:span text:style-name="T21">administration</text:span>". There you click the "Create new user" button and enter the new user's data. Then select "<text:span text:style-name="T21">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22">dialog </text:span>you can change the name and email of users, but not their user ID.</text:p>
      <text:p text:style-name="P10">If a user <text:span text:style-name="T22">his server</text:span> credentials, select the <text:span text:style-name="T22">"</text:span>Renew credentials<text:span text:style-name="T22">"</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22">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text:span text:style-name="T23">T</text:span>he VEGA Server stores its user and game data in subdirectories of the "<text:span text:style-name="T23">data/</text:span>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15" text:outline-level="2"><text:bookmark-start text:name="__RefHeading___Toc2344_3420781316"/>Initiating and playing server-based games<text:bookmark-end text:name="__RefHeading___Toc2344_3420781316"/></text:h>
      <text:p text:style-name="P10">As a user, you set up your access to the server in the menu list under "Settings &gt; VEGA <text:span text:style-name="T24">s</text:span>erver <text:span text:style-name="T24">s</text:span>ettings". Please see the email you received from the server admin for specific instructions.</text:p>
      <text:p text:style-name="P10"><text:soft-page-break/>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24">host</text:span>. He is always the first player in the player list. Only the game <text:span text:style-name="T24">host</text:span> can complete a game early or delete it from the server.</text:p>
      <text:p text:style-name="P10">Always pay attention to the symbols in the status bar at the bottom left of the window. There you can see whether the connection to the VEGA server is established, whether other players are waiting for your move<text:span text:style-name="T24">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1">http://www.galcon.com/classic/history.html</text:span></text:a></text:p>
      <text:p text:style-name="P46">And this is what VEGA looked like in its childhood days:</text:p>
      <text:p text:style-name="P47"><draw:frame draw:style-name="fr2" draw:name="Grafik3" text:anchor-type="paragraph" svg:width="14.034cm" svg:height="8.931cm" draw:z-index="3"><draw:image xlink:href="Pictures/10000001000005180000033EEC82CB77.png" xlink:type="simple" xlink:show="embed" xlink:actuate="onLoad" draw:mime-type="image/png"/></draw:frame>VEGA on an Atari ST, developed 1989 with GFA-BASIC. Did you notice that it's the same game as in the screenshots above? You can find it in today's VEGA as "Demo Game 1"</text:p>
      <text:p text:style-name="P47"><draw:frame draw:style-name="fr2" draw:name="Grafik5" text:anchor-type="paragraph" svg:width="14.231cm" svg:height="10.652cm" draw:z-index="1"><draw:image xlink:href="Pictures/1000000100000500000003BE2CE27E25.png" xlink:type="simple" xlink:show="embed" xlink:actuate="onLoad" draw:mime-type="image/png"/></draw:frame><text:soft-page-break/>The same "Demo-Spiel 1" on VEGA under Windows 3.1 (1992), developed with GFA-BASIC for Windows.</text:p>
      <text:h text:style-name="P14" text:outline-level="1"><text:bookmark-start text:name="__RefHeading___Toc2348_3420781316"/>Final words<text:bookmark-end text:name="__RefHeading___Toc2348_3420781316"/></text:h>
      <text:p text:style-name="P46">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46">Have fun playing!</text:p>
      <text:p text:style-name="P46">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2</text:page-number><text:s/>of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9-27T17:15:27.337568853</dc:date>
    <meta:editing-duration>P18DT4H24M40S</meta:editing-duration>
    <meta:editing-cycles>1668</meta:editing-cycles>
    <meta:generator>LibreOffice/24.8.0.3$MacOSX_AARCH64 LibreOffice_project/0bdf1299c94fe897b119f97f3c613e9dca6be583</meta:generator>
    <meta:print-date>2024-09-11T20:52:26.618326245</meta:print-date>
    <meta:printed-by>PDF-Dateien</meta:printed-by>
    <meta:document-statistic meta:table-count="3" meta:image-count="14" meta:object-count="0" meta:page-count="22" meta:paragraph-count="402" meta:word-count="7873" meta:character-count="45689" meta:non-whitespace-character-count="37322"/>
  </office:meta>
</office:document-meta>
</file>